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AF00000212F0DC523D.png" manifest:media-type="image/png"/>
  <manifest:file-entry manifest:full-path="Pictures/100021B200008D2E00004F6005C55AC6.svg" manifest:media-type="image/svg+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ono" svg:font-family="Mono" style:font-pitch="fixed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3465a4" draw:fill="none" draw:fill-color="#ffffff" draw:auto-grow-height="true" draw:auto-grow-width="false" fo:min-height="12.088cm" loext:decorative="false"/>
      <style:paragraph-properties style:writing-mode="lr-tb"/>
    </style:style>
    <style:style style:name="pr1" style:family="presentation" style:parent-style-name="Metropolis-title">
      <style:graphic-properties fo:min-height="2.601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title">
      <style:graphic-properties fo:min-height="2cm" loext:decorative="false"/>
      <style:paragraph-properties style:writing-mode="lr-tb"/>
    </style:style>
    <style:style style:name="pr5" style:family="presentation" style:parent-style-name="Metropolis-outline1">
      <style:graphic-properties fo:min-height="10.298cm" loext:decorative="false"/>
      <style:paragraph-properties style:writing-mode="lr-tb"/>
    </style:style>
    <style:style style:name="pr6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Mono" fo:font-size="16pt"/>
    </style:style>
    <style:style style:name="P3" style:family="paragraph">
      <style:text-properties fo:color="#ffffd7" loext:opacity="100%" style:font-name="Mono" fo:font-size="16pt"/>
    </style:style>
    <style:style style:name="P4" style:family="paragraph">
      <loext:graphic-properties draw:fill="none" draw:fill-color="#ffffff"/>
      <style:text-properties fo:color="#ffffd7" loext:opacity="100%" style:font-name="Mono" fo:font-size="16pt"/>
    </style:style>
    <style:style style:name="T1" style:family="text">
      <style:text-properties fo:color="#ffffd7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.601cm" svg:x="6.6cm" svg:y="0.3cm" presentation:class="title" presentation:user-transformed="true">
          <draw:text-box>
            <text:p>Type Safety in Python with FastAPI and Pydantic</text:p>
          </draw:text-box>
        </draw:frame>
        <draw:frame presentation:style-name="pr2" draw:text-style-name="P1" draw:layer="layout" svg:width="25.2cm" svg:height="10.548cm" svg:x="1.27cm" svg:y="3.175cm" presentation:class="subtitle" presentation:user-transformed="true">
          <draw:text-box>
            <text:p>Presented By: Andrew Hoy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Why FastAPI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A type safe API framework in python</text:p>
              </text:list-item>
              <text:list-item>
                <text:p>Guaranteed type safety with pydantic and native python type annotations.</text:p>
              </text:list-item>
              <text:list-item>
                <text:p>Automatic schema generation. FastAPI will automatically generate an open API schema from endpoint handler function signatur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 presentation:user-transformed="true">
          <draw:text-box>
            <text:p>What is Pydantic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Pydantic is a validation library for python.</text:p>
              </text:list-item>
              <text:list-item>
                <text:p>Guarantees the shape of an object and the types of parameters</text:p>
              </text:list-item>
              <text:list-item>
                <text:p>Built specifically for JSON. Easily parse and dump pydantic classes for and into JSON strings and native python dictionari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text-style-name="P2" draw:layer="layout" svg:width="14.8cm" svg:height="2cm" svg:x="6.6cm" svg:y="0.54cm" presentation:class="title" presentation:user-transformed="true">
          <draw:text-box>
            <text:p>Minimal Example</text:p>
          </draw:text-box>
        </draw:frame>
        <draw:frame draw:style-name="gr2" draw:text-style-name="P4" draw:layer="layout" svg:width="21.59cm" svg:height="12.338cm" svg:x="4.445cm" svg:y="2.826cm">
          <draw:text-box>
            <text:p text:style-name="P3"><text:span text:style-name="T1">from typing import Optional</text:span></text:p>
            <text:p text:style-name="P3"><text:span text:style-name="T1">from fastapi import FastAPI</text:span></text:p>
            <text:p text:style-name="P3"><text:span text:style-name="T1">from pydantic import BaseModel</text:span></text:p>
            <text:p text:style-name="P3"><text:span text:style-name="T1"/></text:p>
            <text:p text:style-name="P3"><text:span text:style-name="T1">class Request(BaseModel): # http request json body</text:span></text:p>
            <text:p text:style-name="P3"><text:span text:style-name="T1"><text:s text:c="4"/></text:span><text:span text:style-name="T1">x: int</text:span></text:p>
            <text:p text:style-name="P3"><text:span text:style-name="T1"><text:s text:c="4"/></text:span><text:span text:style-name="T1">y: int</text:span></text:p>
            <text:p text:style-name="P3"><text:span text:style-name="T1"/></text:p>
            <text:p text:style-name="P3"><text:span text:style-name="T1">class Response(BaseModel): # http response json body</text:span></text:p>
            <text:p text:style-name="P3"><text:span text:style-name="T1"><text:s text:c="4"/></text:span><text:span text:style-name="T1">result: Optional[int] = None</text:span></text:p>
            <text:p text:style-name="P3"><text:span text:style-name="T1"><text:s text:c="4"/></text:span><text:span text:style-name="T1">error: Optional[str] = None</text:span></text:p>
            <text:p text:style-name="P3"><text:span text:style-name="T1"/></text:p>
            <text:p text:style-name="P3"><text:span text:style-name="T1">app = FastAPI()</text:span></text:p>
            <text:p text:style-name="P3"><text:span text:style-name="T1"/></text:p>
            <text:p text:style-name="P3"><text:span text:style-name="T1"># /add endpoint, body is automatically parsed</text:span></text:p>
            <text:p text:style-name="P3"><text:span text:style-name="T1">@app.get("/add")</text:span></text:p>
            <text:p text:style-name="P3"><text:span text:style-name="T1">def add(request: Request) -&gt; Response:</text:span></text:p>
            <text:p text:style-name="P3"><text:span text:style-name="T1"><text:s text:c="4"/></text:span><text:span text:style-name="T1">return Response(request.x + request.y)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ono" svg:font-family="Mono" style:font-pitch="fixed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F0DC523D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9:37:50.247667167</meta:creation-date>
    <meta:editing-duration>PT11M28S</meta:editing-duration>
    <meta:editing-cycles>5</meta:editing-cycles>
    <meta:generator>LibreOffice/24.2.1.2$MacOSX_X86_64 LibreOffice_project/db4def46b0453cc22e2d0305797cf981b68ef5ac</meta:generator>
    <dc:title>Metropolis</dc:title>
    <dc:date>2024-03-09T20:01:24.069806232</dc:date>
    <meta:document-statistic meta:object-count="38"/>
  </office:meta>
</office:document-meta>
</file>